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text-properties officeooo:rsid="001d5c92" officeooo:paragraph-rsid="001d5c92"/>
    </style:style>
    <style:style style:name="P2" style:family="paragraph" style:parent-style-name="Standard">
      <style:text-properties officeooo:paragraph-rsid="001d5c92"/>
    </style:style>
    <style:style style:name="P3" style:family="paragraph" style:parent-style-name="Standard">
      <style:text-properties officeooo:paragraph-rsid="001e9f66"/>
    </style:style>
    <style:style style:name="P4" style:family="paragraph" style:parent-style-name="Standard">
      <style:paragraph-properties fo:text-align="start" style:justify-single-word="false"/>
      <style:text-properties officeooo:paragraph-rsid="001d5c92"/>
    </style:style>
    <style:style style:name="T1" style:family="text">
      <style:text-properties officeooo:rsid="001d5c92"/>
    </style:style>
    <style:style style:name="T2" style:family="text">
      <style:text-properties officeooo:rsid="001e9f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I need Location.</text:span></text:p>
      <text:p text:style-name="P2"/>
      <text:p text:style-name="P1">Time is really important.</text:p>
      <text:p text:style-name="P1"/>
      <text:p text:style-name="P1">Time and Location are important in different ways.</text:p>
      <text:p text:style-name="P1">Time is important because it’s something we can use to save battery life.</text:p>
      <text:p text:style-name="P1"/>
      <text:p text:style-name="P2"><text:span text:style-name="T1">Location is the data we want to send over LoRaWAN. In a way it’s secondary, because it’s so important to save battery. Using time as the measure of validity of action is most important.</text:span></text:p>
      <text:p text:style-name="P2"/>
      <text:p text:style-name="P2"><text:span text:style-name="T1">Time can be used as validity checker in the following ways:</text:span></text:p>
      <text:p text:style-name="P2"><text:span text:style-name="T1">. To set a timer to stay asleep for a while. If a LoRa packet was sent recently enough, we should set the timer to 15 mins.</text:span></text:p>
      <text:p text:style-name="P2">. <text:span text:style-name="T1">Time to get GPS lock… to allow the GPS module enough time to get a lock while not draining too much battery. A test today indicated this prototype takes around 3 minutes. Therefore if no time has been originally set the scheme is to wake the GPS module and sleep the MCU for 3 minutes, wake up and check for valid GPS data, if not, go back to sleep for 3 minutes. This 3 minutes is a thing we can use just for the start routine.</text:span></text:p>
      <text:p text:style-name="P2"/>
      <text:p text:style-name="P2"><text:span text:style-name="T1">Vibration is tricky, because on one hand we want the device to wake up on vibration only. Really, every time we ‘think’ we need to send a packet, we should be checking if vibration is still going on. This could mean waking up 15 minutes after sending a LoRa packet not to get GPS lock and send another, but instead to enable the vibration sensor interrupt and then go back to sleep. If the device wakes on vibration, we know we need Time and Location, thus we should check for that and if they’re not available the MCU put back to sleep for a minute each time until GPS has a lock. Once it does, send the packet, and then put the unit back to sleep again for a minimum of 15 minutes.</text:span></text:p>
      <text:p text:style-name="P2"/>
      <text:p text:style-name="P3"><text:span text:style-name="T2">We can make use of a check to see if we’re leaving the farm. The latest GPS coordinates can be checked against base coordinates, if there’s so much distance, above a specified figure, then the Baglu module should issue a special alert and post packets more regularly, say every 2 minute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1-01-26T20:01:23.564995597</meta:creation-date>
    <dc:date>2021-01-27T17:36:43.156096556</dc:date>
    <meta:editing-duration>PT20H27M40S</meta:editing-duration>
    <meta:editing-cycles>3</meta:editing-cycles>
    <meta:generator>LibreOffice/6.3.5.2$Linux_X86_64 LibreOffice_project/30$Build-2</meta:generator>
    <meta:document-statistic meta:table-count="0" meta:image-count="0" meta:object-count="0" meta:page-count="1" meta:paragraph-count="10" meta:word-count="371" meta:character-count="1932" meta:non-whitespace-character-count="1571"/>
  </office:meta>
</office:document-meta>
</file>